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5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3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3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3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3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3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3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3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3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3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3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3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3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3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style-name="ce27" table:formula="of:=[.H29]+[.G30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style-name="ce27" table:formula="of:=[.H30]+[.G31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12.5+15+12.54" office:value-type="currency" office:currency="EUR" office:value="40.04" calcext:value-type="currency">
            <text:p>4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2.35" calcext:value-type="currency">
            <text:p>82,35 €</text:p>
          </table:table-cell>
          <table:table-cell table:style-name="ce28" table:formula="of:=[.N30]+[.M31]" office:value-type="currency" office:currency="EUR" office:value="683.72" calcext:value-type="currency">
            <text:p>683,72 €</text:p>
          </table:table-cell>
          <table:table-cell table:style-name="ce29" table:formula="of:=[.A31]*budgetjour-[.N31]" office:value-type="currency" office:currency="EUR" office:value="216.28" calcext:value-type="currency">
            <text:p>21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3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style-name="ce27" table:formula="of:=[.H31]+[.G32]" office:value-type="float" office:value="14709" calcext:value-type="float">
            <text:p>1470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0" calcext:value-type="currency">
            <text:p>0,00 €</text:p>
          </table:table-cell>
          <table:table-cell table:style-name="ce28" table:formula="of:=[.N31]+[.M32]" office:value-type="currency" office:currency="EUR" office:value="683.72" calcext:value-type="currency">
            <text:p>683,72 €</text:p>
          </table:table-cell>
          <table:table-cell table:style-name="ce29" table:formula="of:=[.A32]*budgetjour-[.N32]" office:value-type="currency" office:currency="EUR" office:value="246.28" calcext:value-type="currency">
            <text:p>24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3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table:number-columns-repeated="2"/>
          <table:table-cell table:formula="of:=[.F32]+[.E33]" office:value-type="float" office:value="2037" calcext:value-type="float">
            <text:p>2037</text:p>
          </table:table-cell>
          <table:table-cell/>
          <table:table-cell table:style-name="ce27" table:formula="of:=[.H32]+[.G33]" office:value-type="float" office:value="14709" calcext:value-type="float">
            <text:p>1470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83.72" calcext:value-type="currency">
            <text:p>683,72 €</text:p>
          </table:table-cell>
          <table:table-cell table:style-name="ce29" table:formula="of:=[.A33]*budgetjour-[.N33]" office:value-type="currency" office:currency="EUR" office:value="276.28" calcext:value-type="currency">
            <text:p>27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3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2037" calcext:value-type="float">
            <text:p>2037</text:p>
          </table:table-cell>
          <table:table-cell/>
          <table:table-cell table:style-name="ce27" table:formula="of:=[.H33]+[.G34]" office:value-type="float" office:value="14709" calcext:value-type="float">
            <text:p>1470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0" calcext:value-type="currency">
            <text:p>0,00 €</text:p>
          </table:table-cell>
          <table:table-cell table:style-name="ce28" table:formula="of:=[.N33]+[.M34]" office:value-type="currency" office:currency="EUR" office:value="683.72" calcext:value-type="currency">
            <text:p>683,72 €</text:p>
          </table:table-cell>
          <table:table-cell table:style-name="ce29" table:formula="of:=[.A34]*budgetjour-[.N34]" office:value-type="currency" office:currency="EUR" office:value="306.28" calcext:value-type="currency">
            <text:p>30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3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2037" calcext:value-type="float">
            <text:p>2037</text:p>
          </table:table-cell>
          <table:table-cell/>
          <table:table-cell table:style-name="ce27" table:formula="of:=[.H34]+[.G35]" office:value-type="float" office:value="14709" calcext:value-type="float">
            <text:p>1470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0" calcext:value-type="currency">
            <text:p>0,00 €</text:p>
          </table:table-cell>
          <table:table-cell table:style-name="ce28" table:formula="of:=[.N34]+[.M35]" office:value-type="currency" office:currency="EUR" office:value="683.72" calcext:value-type="currency">
            <text:p>683,72 €</text:p>
          </table:table-cell>
          <table:table-cell table:style-name="ce29" table:formula="of:=[.A35]*budgetjour-[.N35]" office:value-type="currency" office:currency="EUR" office:value="336.28" calcext:value-type="currency">
            <text:p>33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3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2037" calcext:value-type="float">
            <text:p>2037</text:p>
          </table:table-cell>
          <table:table-cell/>
          <table:table-cell table:style-name="ce27" table:formula="of:=[.H35]+[.G36]" office:value-type="float" office:value="14709" calcext:value-type="float">
            <text:p>1470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683.72" calcext:value-type="currency">
            <text:p>683,72 €</text:p>
          </table:table-cell>
          <table:table-cell table:style-name="ce29" table:formula="of:=[.A36]*budgetjour-[.N36]" office:value-type="currency" office:currency="EUR" office:value="366.28" calcext:value-type="currency">
            <text:p>36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3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2037" calcext:value-type="float">
            <text:p>2037</text:p>
          </table:table-cell>
          <table:table-cell/>
          <table:table-cell table:style-name="ce27" table:formula="of:=[.H36]+[.G37]" office:value-type="float" office:value="14709" calcext:value-type="float">
            <text:p>1470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683.72" calcext:value-type="currency">
            <text:p>683,72 €</text:p>
          </table:table-cell>
          <table:table-cell table:style-name="ce29" table:formula="of:=[.A37]*budgetjour-[.N37]" office:value-type="currency" office:currency="EUR" office:value="396.28" calcext:value-type="currency">
            <text:p>39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3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2037" calcext:value-type="float">
            <text:p>2037</text:p>
          </table:table-cell>
          <table:table-cell/>
          <table:table-cell table:style-name="ce27" table:formula="of:=[.H37]+[.G38]" office:value-type="float" office:value="14709" calcext:value-type="float">
            <text:p>1470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683.72" calcext:value-type="currency">
            <text:p>683,72 €</text:p>
          </table:table-cell>
          <table:table-cell table:style-name="ce29" table:formula="of:=[.A38]*budgetjour-[.N38]" office:value-type="currency" office:currency="EUR" office:value="426.28" calcext:value-type="currency">
            <text:p>42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3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2037" calcext:value-type="float">
            <text:p>2037</text:p>
          </table:table-cell>
          <table:table-cell/>
          <table:table-cell table:style-name="ce27" table:formula="of:=[.H38]+[.G39]" office:value-type="float" office:value="14709" calcext:value-type="float">
            <text:p>1470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0" calcext:value-type="currency">
            <text:p>0,00 €</text:p>
          </table:table-cell>
          <table:table-cell table:style-name="ce28" table:formula="of:=[.N38]+[.M39]" office:value-type="currency" office:currency="EUR" office:value="683.72" calcext:value-type="currency">
            <text:p>683,72 €</text:p>
          </table:table-cell>
          <table:table-cell table:style-name="ce29" table:formula="of:=[.A39]*budgetjour-[.N39]" office:value-type="currency" office:currency="EUR" office:value="456.28" calcext:value-type="currency">
            <text:p>45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3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2037" calcext:value-type="float">
            <text:p>2037</text:p>
          </table:table-cell>
          <table:table-cell/>
          <table:table-cell table:style-name="ce27" table:formula="of:=[.H39]+[.G40]" office:value-type="float" office:value="14709" calcext:value-type="float">
            <text:p>1470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0" calcext:value-type="currency">
            <text:p>0,00 €</text:p>
          </table:table-cell>
          <table:table-cell table:style-name="ce28" table:formula="of:=[.N39]+[.M40]" office:value-type="currency" office:currency="EUR" office:value="683.72" calcext:value-type="currency">
            <text:p>683,72 €</text:p>
          </table:table-cell>
          <table:table-cell table:style-name="ce29" table:formula="of:=[.A40]*budgetjour-[.N40]" office:value-type="currency" office:currency="EUR" office:value="486.28" calcext:value-type="currency">
            <text:p>48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3" table:formula="of:=[.B40]+1" office:value-type="date" office:date-value="2021-07-10" calcext:value-type="date">
            <text:p>sam. 10 juil.</text:p>
          </table:table-cell>
          <table:table-cell table:style-name="ce25" table:formula="of:=[.D40]" office:value-type="float" office:value="0" calcext:value-type="float">
            <text:p>0</text:p>
          </table:table-cell>
          <table:table-cell table:number-columns-repeated="2"/>
          <table:table-cell table:formula="of:=[.F40]+[.E41]" office:value-type="float" office:value="2037" calcext:value-type="float">
            <text:p>2037</text:p>
          </table:table-cell>
          <table:table-cell/>
          <table:table-cell table:style-name="ce27" table:formula="of:=[.H40]+[.G41]" office:value-type="float" office:value="14709" calcext:value-type="float">
            <text:p>1470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0" calcext:value-type="currency">
            <text:p>0,00 €</text:p>
          </table:table-cell>
          <table:table-cell table:style-name="ce28" table:formula="of:=[.N40]+[.M41]" office:value-type="currency" office:currency="EUR" office:value="683.72" calcext:value-type="currency">
            <text:p>683,72 €</text:p>
          </table:table-cell>
          <table:table-cell table:style-name="ce29" table:formula="of:=[.A41]*budgetjour-[.N41]" office:value-type="currency" office:currency="EUR" office:value="516.28" calcext:value-type="currency">
            <text:p>51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3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037" calcext:value-type="float">
            <text:p>2037</text:p>
          </table:table-cell>
          <table:table-cell/>
          <table:table-cell table:style-name="ce27" table:formula="of:=[.H41]+[.G42]" office:value-type="float" office:value="14709" calcext:value-type="float">
            <text:p>14709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0" calcext:value-type="currency">
            <text:p>0,00 €</text:p>
          </table:table-cell>
          <table:table-cell table:style-name="ce28" table:formula="of:=[.N41]+[.M42]" office:value-type="currency" office:currency="EUR" office:value="683.72" calcext:value-type="currency">
            <text:p>683,72 €</text:p>
          </table:table-cell>
          <table:table-cell table:style-name="ce29" table:formula="of:=[.A42]*budgetjour-[.N42]" office:value-type="currency" office:currency="EUR" office:value="546.28" calcext:value-type="currency">
            <text:p>546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3"/>
          <table:table-cell table:number-columns-repeated="7"/>
          <table:table-cell table:style-name="ce28" table:number-columns-repeated="6"/>
          <table:table-cell table:style-name="ce30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3"/>
          <table:table-cell table:number-columns-repeated="10"/>
          <table:table-cell table:style-name="ce28"/>
          <table:table-cell/>
          <table:table-cell table:style-name="ce28"/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42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5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20:49:08.0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1T21:02:13.361000000</dc:date>
    <meta:editing-duration>P4DT2H31M39S</meta:editing-duration>
    <meta:editing-cycles>72</meta:editing-cycles>
    <meta:generator>LibreOffice/7.1.2.2$Windows_X86_64 LibreOffice_project/8a45595d069ef5570103caea1b71cc9d82b2aae4</meta:generator>
    <meta:document-statistic meta:table-count="2" meta:cell-count="612" meta:object-count="0"/>
    <meta:user-defined meta:name="Info 1"/>
    <meta:user-defined meta:name="Info 2"/>
    <meta:user-defined meta:name="Info 3"/>
    <meta:user-defined meta:name="Info 4"/>
  </office:meta>
</office:document-meta>
</file>